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65797" officeooo:paragraph-rsid="001657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ME</text:p>
      <text:p text:style-name="P1"/>
      <text:p text:style-name="P1">Diagrama de bancos de dados.</text:p>
      <text:p text:style-name="P1"><text:s text:c="2"/></text:p>
      <text:p text:style-name="P1"><text:s text:c="2"/>aprendendo a importância e dos diagramas para a programaçã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22:43:38.380161739</meta:creation-date>
    <dc:date>2022-06-06T22:47:15.249860560</dc:date>
    <meta:editing-duration>PT3M37S</meta:editing-duration>
    <meta:editing-cycles>1</meta:editing-cycles>
    <meta:document-statistic meta:table-count="0" meta:image-count="0" meta:object-count="0" meta:page-count="1" meta:paragraph-count="4" meta:word-count="15" meta:character-count="98" meta:non-whitespace-character-count="82"/>
    <meta:generator>LibreOffice/7.0.4.2$Linux_X86_64 LibreOffice_project/00$Build-2</meta:generator>
  </office:meta>
</office:document-meta>
</file>